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8.5cm"/>
    </style:style>
    <style:style style:name="gr2" style:family="graphic" style:parent-style-name="Arrow_20_Line" style:list-style-name="L1">
      <style:graphic-properties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fill="solid" draw:fill-color="#729fcf" draw:textarea-vertical-align="middl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0.2cm" svg:x="4.6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0.2cm" svg:x="4.6cm" svg:y="7.7cm">
          <text:p/>
          <draw:enhanced-geometry svg:viewBox="0 0 21600 21600" draw:type="rectangle" draw:enhanced-path="M 0 0 L 21600 0 21600 21600 0 21600 0 0 Z N"/>
        </draw:custom-shape>
        <draw:measure draw:style-name="gr2" draw:text-style-name="P2" draw:layer="measurelines" svg:x1="4cm" svg:y1="9.8cm" svg:x2="4cm" svg:y2="7.8cm">
          <text:p text:style-name="P2"><text:measure text:kind="gap"/><text:measure text:kind="value">2</text:measure><text:s/><text:measure text:kind="unit">cm</text:measure><text:measure text:kind="gap"/></text:p>
        </draw:measure>
        <draw:path draw:style-name="gr3" draw:text-style-name="P3" draw:layer="layout" svg:width="4.309cm" svg:height="7.094cm" draw:transform="skewX (-6.09039267483303E-017) rotate (1.81409522452291) translate (9.46771010911408cm 9.92906918177346cm)" svg:viewBox="0 0 4310 7095" svg:d="M2199 0c385 9 760 101 1137 172 603 113 760 776 869 1247 101 434 159 876 36 1335-104 392-221 783-457 1103-281 382-804 461-1205 696-396 232-339 772-440 1179-106 428-448 712-701 1042-300 394-780 367-1160 227l-278-69">
          <text:p/>
        </draw:path>
        <draw:path draw:style-name="gr3" draw:text-style-name="P3" draw:layer="layout" svg:width="2.348cm" svg:height="7.293cm" draw:transform="rotate (-1.47026536188002) translate (16.375cm 9.046cm)" svg:viewBox="0 0 2349 7294" svg:d="M172 7205c397-54 831 217 1185 11 378-221 523-718 584-1163 56-407-55-805-241-1174-194-385-362-804-341-1256 19-395 118-798 364-1113 250-322 567-628 613-1088 39-391 16-944-472-1019-387-59-717-316-1117-328l-352-71-395-4">
          <text:p/>
        </draw:path>
        <draw:custom-shape draw:style-name="gr4" draw:text-style-name="P1" draw:layer="layout" svg:width="3.1cm" svg:height="0.1cm" svg:x="14.6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cm" svg:height="0.1cm" svg:x="15.4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cm" svg:height="0.2cm" svg:x="9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3cm" svg:height="0.962cm" svg:x="8.2cm" svg:y="8.3cm">
          <draw:text-box>
            <text:p>Q</text:p>
          </draw:text-box>
        </draw:frame>
        <draw:frame draw:style-name="gr8" draw:text-style-name="P6" draw:layer="layout" svg:width="2.2cm" svg:height="0.839cm" svg:x="15.3cm" svg:y="8.2cm">
          <draw:text-box>
            <text:p text:style-name="P5"><text:span text:style-name="T1">20</text:span><text:span text:style-name="T1">00</text:span><text:span text:style-name="T1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5:35:34.000759715</meta:creation-date>
    <dc:date>2020-07-03T15:43:46.380626120</dc:date>
    <meta:editing-duration>PT8M12S</meta:editing-duration>
    <meta:editing-cycles>1</meta:editing-cycles>
    <meta:document-statistic meta:object-count="10"/>
    <meta:generator>LibreOffice/6.4.3.2$Linux_X86_64 LibreOffice_project/40$Build-2</meta:generator>
  </office:meta>
</office:document-meta>
</file>